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870" officeooo:paragraph-rsid="00063870"/>
    </style:style>
    <style:style style:name="P2" style:family="paragraph" style:parent-style-name="Standard">
      <style:text-properties officeooo:rsid="00069154" officeooo:paragraph-rsid="00069154"/>
    </style:style>
    <style:style style:name="P3" style:family="paragraph" style:parent-style-name="Standard">
      <style:text-properties officeooo:rsid="000707ce" officeooo:paragraph-rsid="000707ce"/>
    </style:style>
    <style:style style:name="P4" style:family="paragraph" style:parent-style-name="Preformatted_20_Text">
      <style:text-properties officeooo:rsid="000707ce" officeooo:paragraph-rsid="000707c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9154"/>
    </style:style>
    <style:style style:name="T2" style:family="text">
      <style:text-properties officeooo:rsid="000707ce"/>
    </style:style>
    <style:style style:name="T3" style:family="text">
      <style:text-properties officeooo:rsid="00086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 добродетели и заслуги, накопленные мною за этот год, я посвящаю избавлению от страданий всех живых существ. Пусть все существа избавятся от страданий и причин страданий. Пусть все существа обретут блаженство и причины блаженства. Пусть вам все удается, пусть вам во всем сопутствует успех. Да будет ваш ум свободен от тревог и сожалений. Но главное мое пожелание – действуйте. Не потому, что новый год, новый месяц или понедельник. А потому что жизнь происходит здесь и сейчас. <text:span text:style-name="T2">Carpe diem – вы наверняка это уже слышали. </text:span>Исследуйте, думайте, ищите, учитесь, наблюдайте. <text:span text:style-name="T1">Выходите из колеса своей обыденной жизни, развивайте новые навыки, делайте мышление гибким. Go investigate – моя главная мантра. </text:span>Сделайте это своей природой. У мира очень много проблем. <text:span text:style-name="T1">Снова будут миллионы лишенных крова из-за стихийных бедствий. Мы уже вошли в период массового вымирания животных. Нищета в развивающихся странах по-прежнему сохраняется, даже рабство все еще не искоренено. Всего не решить. Но действовать надо. Пересмотрите свои убеждения, свой образ жизни, свой образ питания. Can we do better? – моя вторая главная мантра. Но так или иначе, себя нужно принять. И вообще мир надо принимать, по утрам, по вечерам, всегда. Иначе его не увидеть. Толща воззрений, дихотомий (хорошо-плохо, красиво-некрасиво, истина-ложь…) помогает до определенного момента, но это только средства, концепции, созданные умом. Реальность за их пределами. Вы могли сейчас меня не понять, ничего страшного. </text:span></text:p>
      <text:p text:style-name="P2">Я желаю вам мира. С собой, с родителями, с друзьями, с незнакомцами, с врагами. Нас объединяет гораздо больше, чем разъединяет. Учитесь видеть друг в друге людей. Уставших, ошибающихся, страдающих. Враги – это гнев, ненависть, невежество, но не люди. <text:span text:style-name="T3">Будьте щедрыми, терпеливыми усердными. Научитесь смеяться над своими ошибками и радоваться успехам других. Спокойствие – это незамутненность мысленного взора на вещи. Именно когда вокруг вихрь дел, целей, стремлений, это становится важным навыком. Счастье – это результат тренировок ума. Удача – это просто название для факторов, которые не получается учесть. Здоровье – результат заботы о себе. Поэтому создавайте причины. Если не хотите страдать, отсекайте корни страдания. Если хотите счастья, выращивайте семена счастья.</text:span></text:p>
      <text:p text:style-name="P3">Напоследок – пожелание самому себе. <text:span text:style-name="T3">Это строки из поэмы “Бодхичарья-аватара”.</text:span></text:p>
      <text:p text:style-name="P3"/>
      <text:p text:style-name="P4">Да буду я лекарем и лекарством</text:p>
      <text:p text:style-name="Preformatted_20_Text">Для страждущих,</text:p>
      <text:p text:style-name="Preformatted_20_Text">И да буду им сиделкой,</text:p>
      <text:p text:style-name="Preformatted_20_Text">Пока каждый из них не исцелится.</text:p>
      <text:p text:style-name="Preformatted_20_Text"/>
      <text:p text:style-name="Preformatted_20_Text">Да буду я защитником для беззащитных,</text:p>
      <text:p text:style-name="Preformatted_20_Text">Проводником — для странствующих.</text:p>
      <text:p text:style-name="Preformatted_20_Text">Да буду я мостом, лодкой или плотом</text:p>
      <text:p text:style-name="P5">Для всех, кто желает оказаться на том берегу.</text:p>
      <text:p text:style-name="Preformatted_20_Text">Да стану я островом для жаждущих увидеть сушу</text:p>
      <text:p text:style-name="Preformatted_20_Text">И светочем — для ищущих света.</text:p>
      <text:p text:style-name="Preformatted_20_Text">Да буду я ложем для изнурённых</text:p>
      <text:p text:style-name="Preformatted_20_Text">И слугой — для нуждающихся в помощи.</text:p>
      <text:p text:style-name="Preformatted_20_Text"/>
      <text:p text:style-name="Preformatted_20_Text">Да стану я чудотворным камнем, благим сосудом,</text:p>
      <text:p text:style-name="Preformatted_20_Text">Действенной мантрой и снадобьем от всех болезней.</text:p>
      <text:p text:style-name="Preformatted_20_Text">Да стану я древом, исполняющим все желания,</text:p>
      <text:p text:style-name="Preformatted_20_Text">И коровой изобилия для всех живущих.</text:p>
      <text:p text:style-name="Preformatted_20_Text"/>
      <text:p text:style-name="Preformatted_20_Text">Подобно тому, как земля и другие элементы</text:p>
      <text:p text:style-name="Preformatted_20_Text">Приносят всевозможную пользу</text:p>
      <text:p text:style-name="Preformatted_20_Text">Бесчисленным существам</text:p>
      <text:p text:style-name="Preformatted_20_Text">Беспредельного пространства,</text:p>
      <text:p text:style-name="Preformatted_20_Text"/>
      <text:p text:style-name="Preformatted_20_Text">Да буду и я источником жизни</text:p>
      <text:p text:style-name="Preformatted_20_Text">Для живых существ</text:p>
      <text:p text:style-name="Preformatted_20_Text">Всех сторон пространства,</text:p>
      <text:p text:style-name="P5"><text:soft-page-break/>Покуда все они не достигнут нирваны.</text:p>
      <text:p text:style-name="Preformatted_20_Text">Пока существует пространство,</text:p>
      <text:p text:style-name="Preformatted_20_Text">Пока живые живут,</text:p>
      <text:p text:style-name="Preformatted_20_Text">Да буду и я вместе с ними</text:p>
      <text:p text:style-name="P5">Страданий рассеивать тьму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21:14:43.760565898</meta:creation-date>
    <dc:date>2018-12-31T22:01:11.825968620</dc:date>
    <meta:editing-duration>PT3M39S</meta:editing-duration>
    <meta:editing-cycles>1</meta:editing-cycles>
    <meta:document-statistic meta:table-count="0" meta:image-count="0" meta:object-count="0" meta:page-count="2" meta:paragraph-count="31" meta:word-count="470" meta:character-count="3213" meta:non-whitespace-character-count="2760"/>
    <meta:generator>LibreOffice/6.0.6.2$Linux_X86_64 LibreOffice_project/00m0$Build-2</meta:generator>
  </office:meta>
</office:document-meta>
</file>